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0028" officeooo:paragraph-rsid="000b0028"/>
    </style:style>
    <style:style style:name="P2" style:family="paragraph" style:parent-style-name="Standard">
      <style:text-properties officeooo:rsid="000bcd73" officeooo:paragraph-rsid="000bcd73"/>
    </style:style>
    <style:style style:name="P3" style:family="paragraph" style:parent-style-name="Standard">
      <style:text-properties officeooo:rsid="000ccb1a" officeooo:paragraph-rsid="000ccb1a"/>
    </style:style>
    <style:style style:name="P4" style:family="paragraph" style:parent-style-name="Standard">
      <style:text-properties officeooo:rsid="000ccb1a" officeooo:paragraph-rsid="000d608a"/>
    </style:style>
    <style:style style:name="P5" style:family="paragraph" style:parent-style-name="Standard">
      <style:text-properties officeooo:rsid="000d608a" officeooo:paragraph-rsid="000d608a"/>
    </style:style>
    <style:style style:name="P6" style:family="paragraph" style:parent-style-name="Standard">
      <style:text-properties officeooo:rsid="000eea6e" officeooo:paragraph-rsid="000eea6e"/>
    </style:style>
    <style:style style:name="P7" style:family="paragraph" style:parent-style-name="Standard">
      <style:text-properties officeooo:rsid="00102ab2" officeooo:paragraph-rsid="00102ab2"/>
    </style:style>
    <style:style style:name="P8" style:family="paragraph" style:parent-style-name="Standard">
      <style:text-properties officeooo:rsid="00136c8d" officeooo:paragraph-rsid="00136c8d"/>
    </style:style>
    <style:style style:name="P9" style:family="paragraph" style:parent-style-name="Standard">
      <style:text-properties officeooo:rsid="00107b78" officeooo:paragraph-rsid="00107b78"/>
    </style:style>
    <style:style style:name="P10" style:family="paragraph" style:parent-style-name="Standard">
      <style:text-properties officeooo:rsid="0015adf2" officeooo:paragraph-rsid="0015adf2"/>
    </style:style>
    <style:style style:name="P11" style:family="paragraph" style:parent-style-name="Standard">
      <style:text-properties officeooo:rsid="0012420b" officeooo:paragraph-rsid="0012420b"/>
    </style:style>
    <style:style style:name="P12" style:family="paragraph" style:parent-style-name="Standard">
      <style:text-properties officeooo:rsid="001713d6" officeooo:paragraph-rsid="001713d6"/>
    </style:style>
    <style:style style:name="P13" style:family="paragraph" style:parent-style-name="Standard">
      <style:text-properties fo:font-style="italic" officeooo:rsid="001713d6" officeooo:paragraph-rsid="001713d6" style:font-style-asian="italic" style:font-style-complex="italic"/>
    </style:style>
    <style:style style:name="P14" style:family="paragraph" style:parent-style-name="Standard">
      <style:text-properties fo:font-style="normal" officeooo:rsid="001713d6" officeooo:paragraph-rsid="001713d6" style:font-style-asian="normal" style:font-style-complex="normal"/>
    </style:style>
    <style:style style:name="P15" style:family="paragraph" style:parent-style-name="Standard">
      <style:text-properties fo:font-style="normal" officeooo:rsid="001853dd" officeooo:paragraph-rsid="001853dd" style:font-style-asian="normal" style:font-style-complex="normal"/>
    </style:style>
    <style:style style:name="P16" style:family="paragraph" style:parent-style-name="Standard">
      <style:text-properties fo:font-style="normal" officeooo:rsid="0019a941" officeooo:paragraph-rsid="0019a941" style:font-style-asian="normal" style:font-style-complex="normal"/>
    </style:style>
    <style:style style:name="P17" style:family="paragraph" style:parent-style-name="Standard">
      <style:text-properties fo:font-style="normal" officeooo:rsid="001c7feb" officeooo:paragraph-rsid="001c7feb" style:font-style-asian="normal" style:font-style-complex="normal"/>
    </style:style>
    <style:style style:name="P18" style:family="paragraph" style:parent-style-name="Standard">
      <style:text-properties officeooo:rsid="0018b85d" officeooo:paragraph-rsid="0018b85d"/>
    </style:style>
    <style:style style:name="P19" style:family="paragraph" style:parent-style-name="Standard">
      <style:text-properties officeooo:rsid="0019a941" officeooo:paragraph-rsid="0019a941"/>
    </style:style>
    <style:style style:name="P20" style:family="paragraph" style:parent-style-name="Standard">
      <style:text-properties officeooo:rsid="001d6f0d" officeooo:paragraph-rsid="001d6f0d"/>
    </style:style>
    <style:style style:name="P21" style:family="paragraph" style:parent-style-name="Standard">
      <style:text-properties officeooo:rsid="00212d7b" officeooo:paragraph-rsid="00212d7b"/>
    </style:style>
    <style:style style:name="T1" style:family="text">
      <style:text-properties officeooo:rsid="000d608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dc060"/>
    </style:style>
    <style:style style:name="T5" style:family="text">
      <style:text-properties officeooo:rsid="001f51b2"/>
    </style:style>
    <style:style style:name="T6" style:family="text">
      <style:text-properties officeooo:rsid="00220a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 апреля 2020 первая сессия</text:p>
      <text:p text:style-name="P1">Терапевтка Екатерина Трощихина</text:p>
      <text:p text:style-name="P1">Работаем в методике Lifespan Integration</text:p>
      <text:p text:style-name="P1">Я обратился со следующими проблемами: </text:p>
      <text:p text:style-name="P1">одиночество, отчужденность от людей, недостаток общения, неумение находить свое место в коллективе, чувствовать себя частью команды, сообщества</text:p>
      <text:p text:style-name="P1">отсутствие своих оригинальных мыслей и мнений, неразвитость привычки обдумывать прочитанное, привычка просто читать и запоминать</text:p>
      <text:p text:style-name="P1">фрустрация из-за того, что учеба и работа занимают слишком много времени, поэтому нет времени на чтение интересных мне вещей + фрусрация из-за того, что еще так мало умею и знаю</text:p>
      <text:p text:style-name="P1">общая отчужденность от эмоций, мыслей, людей, привычка считать себя лучше других</text:p>
      <text:p text:style-name="P1"/>
      <text:p text:style-name="P1">Екатерина поговорила со мной о моих воспоминаниях и составила небольшой список, который читала мне, я в это время скручивал в руках полотенце и делал движение, как будто встаю со стула. Так мы делали около 10 раз, и каждый раз Екатерина спрашивала, что я нового ощущаю.</text:p>
      <text:p text:style-name="P1">Екатерина читает небольшую фразу, которая вызывает у меня воспоминание, секунд за 5 и сразу переходит к следующему, а в конце говорит “А теперь вспомни что-то, что было вчера или сегодня. Сейчас ты здесь, это закончилось. Что нового ты заметил?” затем “Подвигай плечами, расслабься, подвигай выразительно лицом, бровями, сделай глубокий вдох и длинный выдох через рот”.</text:p>
      <text:p text:style-name="P1"/>
      <text:p text:style-name="P1">В течение недели после сеанса я начал читать книгу о технике Александера.</text:p>
      <text:p text:style-name="P1">Посмотрел видео на сайте методики.</text:p>
      <text:p text:style-name="P1">На дом Екатерина дала таблицу для воспоминаний, я примерно каждый день над ней работал, для каждого года писал хотя бы 3 воспоминания. Пока не отметил специально те, которые можно назвать травматическими.</text:p>
      <text:p text:style-name="P8">Посмотрел вводные видео на сайте методики.</text:p>
      <text:p text:style-name="P8">С пятницы по понедельник был сильно изможден из-за подготовки к экзамену по истории математики. Екатерина говорила пару дней после сеанса отдыхать и заботиться о себе и предупреждала, что может быть ощущение дезориентированности.</text:p>
      <text:p text:style-name="P1"/>
      <text:p text:style-name="P1">15 апреля 2020 вторая сессия</text:p>
      <text:p text:style-name="P1">Сначала Екатерина читала последовательность</text:p>
      <text:p text:style-name="P1">ты в роддоме - тебе 1 день – ты ползаешь – ты ходишь – мама в синем халате – представление Буффало Билла – Женя Василев – холл в мистер инглише - на выставке с Машей Вышегородцевой – здороваешься с Искандером – и вспомни, что происходило вчера или сегодня</text:p>
      <text:p text:style-name="P2">Это не вызывало у меня никаких чувств, я предложил добавить что-нибудь жутковатое – канцелярский нож входит в кожу <text:span text:style-name="T1">вместо Маши Вышегородцевой.</text:span></text:p>
      <text:p text:style-name="P2">Когда Екатерина стала теперь это читать, стало больно и неприятно. Возникло ясное ощущение, в котором я жил в те периоды депрессии – ощущение темного, серого, ужасного, холодного ноября. Во время чтения начинались непроизвольные сильные телесные движения. </text:p>
      <text:p text:style-name="P5">Возникало изображение хорочущего Пинхеда. </text:p>
      <text:p text:style-name="P5"/>
      <text:p text:style-name="P7">Еще 15 апреля разговаривал с Верой Григорьевой</text:p>
      <text:p text:style-name="P7"/>
      <text:p text:style-name="P5">Следующие два дня я ощущал (да и до сих пор ощущаю) что образовалась связь – воспоминаниям о тех темных временах было дано понять, что они прошли, и после ножа был еще Искандер и 2020 год.</text:p>
      <text:p text:style-name="P5"><text:soft-page-break/></text:p>
      <text:p text:style-name="P5"/>
      <text:p text:style-name="P7">17 апреля 2020 разговор с Владом Кокиным, участие в Структурировании</text:p>
      <text:p text:style-name="P7">Влад рассказал, что отсутствие оригинальных мыслей – общая проблема людей, связанная с тем, что мозг устроен как компьютер с большим количеством параллельно идущих на не очень мощных процессорах вычислений. Люди склонны кешировать мысли, потому что думать медленно. Чтобы развить привычку думать самому, требуется много времени и когнитивных усилий. Это вызвало у меня облегчение и надежду, что когда я не буду так перегружен, я смогу думать.</text:p>
      <text:p text:style-name="P5"/>
      <text:p text:style-name="P5"/>
      <text:p text:style-name="P9">19 апреля 12:00-14:00 пришлось снова спать – я уже в 10:00 почувствовал, что выдохся</text:p>
      <text:p text:style-name="P10">одно онлайн-мероприятие проспал, на втором не смог поддерживать разговор и ушел</text:p>
      <text:p text:style-name="P11">был полуторачасовой разговор с давней подругой</text:p>
      <text:p text:style-name="P11"/>
      <text:p text:style-name="P10">усталость и отвращение – основные эмоции</text:p>
      <text:p text:style-name="P10">наблюдаю за ними</text:p>
      <text:p text:style-name="P10">понимаю, что на свежую голову мне бы очень нравились материалы занятий, но сейчас это отвратительно</text:p>
      <text:p text:style-name="P5"/>
      <text:p text:style-name="P12">22 апреля занимались последними двумя годами моей жизни</text:p>
      <text:p text:style-name="P12">Екатерина шла по всем событиям, которые я указал в таблице в последних трех строчках, после порезов канцелярским ножом.</text:p>
      <text:p text:style-name="P12">В этот раз Екатерина указала, чтобы я не следил за линией времени, а фокусировался на движениях. Я скручивал полотенце более удобным образом и не старался представлять то, что читала Екатерина.</text:p>
      <text:p text:style-name="P12">Эта сессия была легкой, мы занимались 35 минут. Я почувствовал сильное облегчение и освобождение. Я в первый раз осознал, что я уже два года как здоров, что это неправда, что во мне глубоко что-то неправильно. Я здоровый молодой взрослый мужчина.</text:p>
      <text:p text:style-name="P12">Меня радует, как Екатерина улыбается, когда я говорил про свои чувства облегчения.</text:p>
      <text:p text:style-name="P12">После сеанса я отдыхал и участвовал в созвонах. Первый раз занялся хатха-йогой – было очень интересно – я не думал, что такие вещи можно делать с телом. Достаточно быстро устал и почувствовал, какое тело негибкое и непослушное.</text:p>
      <text:p text:style-name="P12">Посмотрел первую часть фильма Human.</text:p>
      <text:p text:style-name="P12">Участвовал в мероприятии серклинг.</text:p>
      <text:p text:style-name="P12">На эмоциональном чекине разговаривал с Майей и Аленой Коноваловой.</text:p>
      <text:p text:style-name="P12">Мне легко с людьми, мне нравится с людьми.</text:p>
      <text:p text:style-name="P13">Я могу быть счастливым уже сейчас. Необязательно становиться более рациональным, более умным, более спортивным, более продуктивным, чтобы быть счастливым.</text:p>
      <text:p text:style-name="P14">23 числа было желание поучиться, я учился не по помидоркам, а в плавном адаптивном темпе, давая себе хорошо отдохнуть после обеда и ужина (после прогулки по квартире я 10 минут лежал под пение птиц из компьютера)</text:p>
      <text:p text:style-name="P15">В начале дня сел и около часа размышлял над жизнью. Это стоит делать, потому что, вероятно, между некоторыми районами ума, в которых хранятся знания, слабые связи. Я хочу интегрировать ум и делать цельную карту мира (например, хорошо бы начать с математики).</text:p>
      <text:p text:style-name="P5"/>
      <text:p text:style-name="P5"/>
      <text:p text:style-name="P18">Новое мироощущение, что я здоровый взрослый молодой человек не покидало меня. Я не чувствовал одиночество, потому что участвовал каждый день в онлайн-встречах. Я понял, что <text:soft-page-break/>построение крепких социальных связей имеет определяющее значенеи в жизни человека. Теперь, засчет того что я не чувствую себя глубоко сломанным и неправильным, это ощутимо легче. Я вижу, что люди могут давать вдохновение и поддержку. Мне легче думать о своем развитии. </text:p>
      <text:p text:style-name="P18">Завел дневник благодарностей, стал заниматься (пока редко) йогой.</text:p>
      <text:p text:style-name="P19">Несколько раз занимался <text:span text:style-name="T2">прогулками по своему дереву знаний – </text:span><text:span text:style-name="T3">садился и выписывал все, что знаю по определенной теме (математика, история, искусство, физика). Показалось забавным способом провести время, потому что, может быть, мои знания о мире фрашментированно разбросаны по уму, и их можно так же объединять, как мы объединяем мои воспоминания.</text:span></text:p>
      <text:p text:style-name="P16"/>
      <text:p text:style-name="P17">29 апреля</text:p>
      <text:p text:style-name="P17">воспоминания начинались в 2014 году и шли до сегодняшнего дня, то есть захватывался и 10, и 11 класс, и 1-4 курс. Было легко и приятно. Я испытывал расностность и самосострадание. Хотелось пожалеть себя в прошлом. Екатерина посоветовала взять в руки подушку и обнимать ее вместо скручивания полотенца. Я ощущал безопасность. Чувство заботы о себе появилось к себе прошлому и пришло в настоящее. </text:p>
      <text:p text:style-name="P17">Я понял, что я достоин быть счастливым, любить и быть любимым, достоин сострадания, возможности раскрытия и самореализации. Как и все люди вокруг меня!</text:p>
      <text:p text:style-name="P18"/>
      <text:p text:style-name="P5"/>
      <text:p text:style-name="P5"/>
      <text:p text:style-name="P5"/>
      <text:p text:style-name="P5"/>
      <text:p text:style-name="P20">Подготовка к 13 мая</text:p>
      <text:p text:style-name="P20">продолжаю заниматься спортом по утрам</text:p>
      <text:p text:style-name="P20">читаю по 1.5 часа в день – привычки, установка на рост, ННО</text:p>
      <text:p text:style-name="P20"><text:tab/>ННО помогает при общении с мамой</text:p>
      <text:p text:style-name="P20"><text:tab/>развитие установки на рост – очень возможно, главная проблема после бакалавриата и магистратуры</text:p>
      <text:p text:style-name="P20"><text:tab/><text:span text:style-name="T4">наряду с эффективным планированием и целеполаганием, систематизацией, креативностью</text:span></text:p>
      <text:p text:style-name="P20"><text:tab/><text:span text:style-name="T5">эффективно думать</text:span></text:p>
      <text:p text:style-name="P20"><text:tab/>стабильное, поддерживаемое развитие</text:p>
      <text:p text:style-name="P20"><text:tab/>применение в жизни рациональных техник</text:p>
      <text:p text:style-name="P20"><text:tab/>маленькие шаги, сообщество, важность – применяю это для борьбы с одиночеством – продолжаю участвовать в онлайн-мероприятиях, писать в чатах</text:p>
      <text:p text:style-name="P20"/>
      <text:p text:style-name="P20">жизнь, в которой есть другие люди, ощущается совсем по-другому – больше динамики и шансов узнать новое и улучшиться, гораздо приятнее</text:p>
      <text:p text:style-name="P20"/>
      <text:p text:style-name="P20">я успеваю</text:p>
      <text:p text:style-name="P21">на 10% уверен, что что-то не закрою</text:p>
      <text:p text:style-name="P21">сделал черновой вариант презентации</text:p>
      <text:p text:style-name="P21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3">Когда и с кем я разговаривал о своих психических проблемах</text:p>
      <text:p text:style-name="P5">школьная психологиня 9 класс</text:p>
      <text:p text:style-name="P3">Виктория Викторовна в Архангельске <text:span text:style-name="T1">10 класс апрель</text:span></text:p>
      <text:p text:style-name="P3">Виктория Викторовна в 179 школе</text:p>
      <text:p text:style-name="P3">Виктория Викторовна в Торговом Центре</text:p>
      <text:p text:style-name="P4">Виктория Викторовна <text:span text:style-name="T1">в ЦПМ</text:span></text:p>
      <text:p text:style-name="P3">Виктория Викторовна по электронной почте</text:p>
      <text:p text:style-name="P3"/>
      <text:p text:style-name="P5">1 курс</text:p>
      <text:p text:style-name="P5">Светлана Николаевна летом уже после Маши Вышегородцевой</text:p>
      <text:p text:style-name="P3"/>
      <text:p text:style-name="P5">2 курс</text:p>
      <text:p text:style-name="P3">психиартка на Шаболовской</text:p>
      <text:p text:style-name="P3">психиатрка на Проспекте Мира <text:span text:style-name="T1">3 приема</text:span></text:p>
      <text:p text:style-name="P3">психиатр на Проспекте Мира обследование по тестам</text:p>
      <text:p text:style-name="P5">группа АТД</text:p>
      <text:p text:style-name="P5"/>
      <text:p text:style-name="P5">3 курс уже все было нормально (затянулось)</text:p>
      <text:p text:style-name="P3"/>
      <text:p text:style-name="P6">17 апреля вспомнил про свои переписки с Таней Зайцевой и Викторией Викторовной. Там много материала, который очень тя<text:span text:style-name="T6">ж</text:span>ело чита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6:13:30.847734130</meta:creation-date>
    <dc:date>2020-08-06T16:20:55.762781751</dc:date>
    <meta:editing-duration>PT11H18M50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4" meta:paragraph-count="80" meta:word-count="1227" meta:character-count="8290" meta:non-whitespace-character-count="7109"/>
  </office:meta>
</office:document-meta>
</file>